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4 : Résister aux </text:span></text:p>
          <text:p text:style-name="P1"><text:span text:style-name="T1">Contraintes extérie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5.7cm">
          <text:p text:style-name="P1"><text:span text:style-name="T2">FT8 : Choisir des matériaux</text:span></text:p>
          <text:p text:style-name="P1"><text:span text:style-name="T2">Adaptés et résistant aux chocs</text:span></text:p>
          <text:p text:style-name="P1"><text:span text:style-name="T2">Pour le boîti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5.7cm">
          <text:p text:style-name="P1"><text:span text:style-name="T2">Plastiqu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8cm" svg:y1="7.2cm" svg:x2="7.3cm" svg:y2="7.2cm">
          <text:p/>
        </draw:line>
        <draw:line draw:style-name="gr4" draw:text-style-name="P4" draw:layer="layout" svg:x1="13.9cm" svg:y1="7.2cm" svg:x2="14.8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16T10:22:56.383552523</dc:date>
    <meta:editing-duration>PT12M55S</meta:editing-duration>
    <meta:editing-cycles>5</meta:editing-cycles>
    <meta:generator>LibreOffice/5.1.4.2$Linux_X86_64 LibreOffice_project/10m0$Build-2</meta:generator>
    <meta:document-statistic meta:object-count="5"/>
  </office:meta>
</office:document-meta>
</file>